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708in" fo:margin-left="-0.075in" table:align="left" style:writing-mode="lr-tb"/>
    </style:style>
    <style:style style:name="Table1.A" style:family="table-column">
      <style:table-column-properties style:column-width="0.5667in"/>
    </style:style>
    <style:style style:name="Table1.B" style:family="table-column">
      <style:table-column-properties style:column-width="5.0201in"/>
    </style:style>
    <style:style style:name="Table1.C" style:family="table-column">
      <style:table-column-properties style:column-width="1.08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a"/>
    </style:style>
    <style:style style:name="Table1.C2" style:family="table-cell" style:data-style-name="N37">
      <style:table-cell-properties fo:padding-left="0.075in" fo:padding-right="0.075in" fo:padding-top="0in" fo:padding-bottom="0in" fo:border="0.5pt solid #00000a"/>
    </style:style>
    <style:style style:name="Table1.A4" style:family="table-cell" style:data-style-name="N100">
      <style:table-cell-properties fo:padding-left="0.075in" fo:padding-right="0.075in" fo:padding-top="0in" fo:padding-bottom="0in" fo:border="0.5pt solid #00000a"/>
    </style:style>
    <style:style style:name="Table1.A8" style:family="table-cell" style:data-style-name="N100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8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8" style:family="table-cell" style:data-style-name="N37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P1" style:family="paragraph" style:parent-style-name="Standard">
      <style:paragraph-properties fo:margin-left="0.248in" fo:margin-right="0in" fo:margin-top="0.1665in" fo:margin-bottom="0.1665in" style:contextual-spacing="false" fo:text-indent="0in" style:auto-text-indent="false"/>
    </style:style>
    <style:style style:name="P2" style:family="paragraph" style:parent-style-name="Standard">
      <style:paragraph-properties fo:margin-left="0.248in" fo:margin-right="0in" fo:margin-top="0.1665in" fo:margin-bottom="0.1665in" style:contextual-spacing="false" fo:text-indent="0in" style:auto-text-indent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top="0in" fo:margin-bottom="0in" style:contextual-spacing="false" fo:line-height="100%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fo:language="ru" fo:country="RU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fo:font-weight="bold" style:font-weight-asian="bold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fo:language="en" fo:country="US"/>
    </style:style>
    <style:style style:name="P7" style:family="paragraph" style:parent-style-name="Standard">
      <style:paragraph-properties fo:margin-top="0.1665in" fo:margin-bottom="0.1665in" style:contextual-spacing="false"/>
      <style:text-properties fo:font-size="12pt" fo:font-weight="bold" style:font-size-asian="12pt" style:font-weight-asian="bold" style:font-size-complex="12pt"/>
    </style:style>
    <style:style style:name="P8" style:family="paragraph" style:parent-style-name="Standard" style:master-page-name="Standard">
      <style:paragraph-properties fo:margin-top="0in" fo:margin-bottom="0.1665in" style:contextual-spacing="false"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9" style:family="paragraph" style:parent-style-name="List_20_Paragraph" style:list-style-name="WWNum5">
      <style:paragraph-properties fo:margin-top="0.1665in" fo:margin-bottom="0.1665in" style:contextual-spacing="false"/>
      <style:text-properties fo:font-size="12pt" style:font-size-asian="12pt" style:font-size-complex="12pt"/>
    </style:style>
    <style:style style:name="P10" style:family="paragraph" style:parent-style-name="List_20_Paragraph" style:list-style-name="WWNum5">
      <style:paragraph-properties fo:margin-top="0.1665in" fo:margin-bottom="0.1665in" style:contextual-spacing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1" style:family="paragraph" style:parent-style-name="List_20_Paragraph" style:list-style-name="WWNum5">
      <style:paragraph-properties fo:margin-top="0.1665in" fo:margin-bottom="0.1665in" style:contextual-spacing="false"/>
      <style:text-properties fo:font-size="12pt" fo:language="ru" fo:country="RU" style:font-size-asian="12pt" style:font-size-complex="12pt"/>
    </style:style>
    <style:style style:name="P12" style:family="paragraph" style:parent-style-name="List_20_Paragraph" style:list-style-name="WWNum5">
      <style:paragraph-properties fo:margin-top="0.1665in" fo:margin-bottom="0.1665in" style:contextual-spacing="false"/>
    </style:style>
    <style:style style:name="P13" style:family="paragraph" style:parent-style-name="List_20_Paragraph" style:list-style-name="WWNum5">
      <style:paragraph-properties fo:margin-top="0.1665in" fo:margin-bottom="0.1665in" style:contextual-spacing="false"/>
      <style:text-properties fo:language="ru" fo:country="RU"/>
    </style:style>
    <style:style style:name="P14" style:family="paragraph" style:parent-style-name="List_20_Paragraph" style:list-style-name="WWNum5">
      <style:paragraph-properties fo:margin-top="0.1665in" fo:margin-bottom="0.1665in" style:contextual-spacing="false" fo:orphans="2" fo:widows="2" style:writing-mode="lr-tb"/>
      <style:text-properties fo:font-size="12pt" style:font-size-asian="12pt" style:font-size-complex="12pt"/>
    </style:style>
    <style:style style:name="P15" style:family="paragraph" style:parent-style-name="List_20_Paragraph" style:list-style-name="WWNum5">
      <style:paragraph-properties fo:margin-left="0.4957in" fo:margin-right="0in" fo:margin-top="0.1665in" fo:margin-bottom="0.1665in" style:contextual-spacing="false" fo:text-indent="-0.248in" style:auto-text-indent="false"/>
      <style:text-properties fo:font-size="12pt" style:font-size-asian="12pt" style:font-size-complex="12pt"/>
    </style:style>
    <style:style style:name="P16" style:family="paragraph" style:parent-style-name="List_20_Paragraph" style:list-style-name="WWNum1">
      <style:paragraph-properties fo:margin-top="0in" fo:margin-bottom="0in" style:contextual-spacing="false"/>
      <style:text-properties fo:font-size="12pt" style:font-size-asian="12pt" style:font-size-complex="12pt"/>
    </style:style>
    <style:style style:name="P17" style:family="paragraph" style:parent-style-name="List_20_Paragraph" style:list-style-name="WWNum1">
      <style:paragraph-properties fo:margin-top="0in" fo:margin-bottom="0in" style:contextual-spacing="false"/>
      <style:text-properties fo:font-size="12pt" fo:language="en" fo:country="US" style:font-size-asian="12pt" style:font-size-complex="12pt"/>
    </style:style>
    <style:style style:name="P18" style:family="paragraph" style:parent-style-name="List_20_Paragraph" style:list-style-name="WWNum1">
      <style:paragraph-properties fo:margin-top="0in" fo:margin-bottom="0in" style:contextual-spacing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font-size="12pt" fo:language="en" fo:country="US" officeooo:rsid="0018305f" style:font-size-asian="12pt" style:font-size-complex="12pt"/>
    </style:style>
    <style:style style:name="T5" style:family="text">
      <style:text-properties fo:font-size="12pt" fo:language="en" fo:country="US" fo:font-weight="bold" style:font-size-asian="12pt" style:font-weight-asian="bold" style:font-size-complex="12pt"/>
    </style:style>
    <style:style style:name="T6" style:family="text">
      <style:text-properties fo:font-size="12pt" fo:language="ru" fo:country="RU" style:font-size-asian="12pt" style:font-size-complex="12pt"/>
    </style:style>
    <style:style style:name="T7" style:family="text">
      <style:text-properties style:font-size-complex="12pt"/>
    </style:style>
    <style:style style:name="T8" style:family="text">
      <style:text-properties fo:language="en" fo:country="US"/>
    </style:style>
    <style:style style:name="T9" style:family="text">
      <style:text-properties fo:color="#000000" style:font-size-complex="12pt"/>
    </style:style>
    <style:style style:name="T10" style:family="text">
      <style:text-properties fo:color="#000000" fo:language="en" fo:country="US" style:font-size-complex="12pt"/>
    </style:style>
    <style:style style:name="T11" style:family="text">
      <style:text-properties fo:color="#000000" fo:language="ru" fo:country="RU" style:font-size-complex="12pt"/>
    </style:style>
    <style:style style:name="T12" style:family="text">
      <style:text-properties fo:language="ru" fo:country="RU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План индивидуального развития инженера тестировщика Мазур Регины.</text:p>
      <text:p text:style-name="P7">Основные рабочие активности и практические навыки до 31.12.2016:</text:p>
      <text:list xml:id="list3019423176539460763" text:style-name="WWNum5">
        <text:list-item>
          <text:p text:style-name="P9">Выполнение работ по <text:span text:style-name="T12">ручному </text:span>тестированию, в рамках проектов компании.</text:p>
          <text:list>
            <text:list-item>
              <text:p text:style-name="P9">Подготовка данных для тестирования</text:p>
            </text:list-item>
            <text:list-item>
              <text:p text:style-name="P12"><text:span text:style-name="T1">Ручное тестирование </text:span><text:span text:style-name="T3">web-</text:span><text:span text:style-name="T1">приложений</text:span></text:p>
            </text:list-item>
            <text:list-item>
              <text:p text:style-name="P12"><text:span text:style-name="T1">Ручное тестирование </text:span><text:span text:style-name="T3">desktop-</text:span><text:span text:style-name="T1">приложений</text:span></text:p>
            </text:list-item>
            <text:list-item>
              <text:p text:style-name="P9">Ручное тестирование приложений для мобильных платформ.</text:p>
            </text:list-item>
            <text:list-item>
              <text:p text:style-name="P9">Исследование причин не прохождения тестов. Исправление ошибок конфигурации или изменение шагов или ожидаемого результата.</text:p>
            </text:list-item>
          </text:list>
        </text:list-item>
        <text:list-item>
          <text:p text:style-name="P9">Выполнение работ по тест-дизайн</text:p>
          <text:list>
            <text:list-item>
              <text:p text:style-name="P9">Определение и обоснование требуемых данных для тестирования.</text:p>
            </text:list-item>
            <text:list-item>
              <text:p text:style-name="P9">Определение и разработка тестовых сценариев.</text:p>
            </text:list-item>
            <text:list-item>
              <text:p text:style-name="P9">Разработка чек - листов тестирования, на тех проектах, где чек лист принят как тестовый артефакт.</text:p>
            </text:list-item>
            <text:list-item>
              <text:p text:style-name="P9">Следование стандартам предприятия по разработке и управлению тестовой документацией, соблюдение правил и соглашений по работе с тестовой документацией принятых на проекте.</text:p>
            </text:list-item>
            <text:list-item>
              <text:p text:style-name="P12"><text:span text:style-name="T1">Составление планов тестирования</text:span><text:span text:style-name="T3">.</text:span></text:p>
            </text:list-item>
            <text:list-item>
              <text:p text:style-name="P10">Поддержание тестовых артефактов в актуальном состоянии.</text:p>
            </text:list-item>
          </text:list>
        </text:list-item>
        <text:list-item>
          <text:p text:style-name="P15">Выполнение задач по автоматизированному тестированию</text:p>
          <text:list>
            <text:list-item>
              <text:p text:style-name="P9">Подготовка данных для тестирования.</text:p>
            </text:list-item>
            <text:list-item>
              <text:p text:style-name="P12"><text:span text:style-name="T1">Написание </text:span><text:span text:style-name="T3">UI </text:span><text:span text:style-name="T1">авто-тестов на основе </text:span><text:span text:style-name="T3">Selenium / Appium framework. </text:span><text:span text:style-name="T4">Мобильные платформы iOS и Android.</text:span></text:p>
            </text:list-item>
            <text:list-item>
              <text:p text:style-name="P13"><text:span text:style-name="T1">Написание интеграционных тестов на </text:span><text:span text:style-name="T3">JAVA.</text:span></text:p>
            </text:list-item>
            <text:list-item>
              <text:p text:style-name="P9"><text:soft-page-break/>Запуск, сбор и анализ результатов выполнения авто-тестов.</text:p>
            </text:list-item>
            <text:list-item>
              <text:p text:style-name="P12"><text:span text:style-name="T1">Поддержание </text:span><text:span text:style-name="T6">авто-тестов</text:span><text:span text:style-name="T1"> в актуальном состоянии.</text:span></text:p>
            </text:list-item>
          </text:list>
        </text:list-item>
        <text:list-item>
          <text:p text:style-name="P11">Нагрузочное тестирование</text:p>
          <text:list>
            <text:list-item>
              <text:p text:style-name="P9">Запуск сбор и анализ результатов выполнения нагрузочных тестов.</text:p>
            </text:list-item>
          </text:list>
        </text:list-item>
        <text:list-item>
          <text:p text:style-name="P15">Предпроектная работа.</text:p>
          <text:list>
            <text:list-item>
              <text:p text:style-name="P14"><text:s/>Прохождение собеседования с заказчиком.</text:p>
            </text:list-item>
            <text:list-item>
              <text:p text:style-name="P14">Выполнение тестовых заданий.</text:p>
            </text:list-item>
            <text:list-item>
              <text:p text:style-name="P14">Оценка работ по тестированию и контролю качества.</text:p>
            </text:list-item>
          </text:list>
        </text:list-item>
        <text:list-item>
          <text:p text:style-name="P15">Проведение обучающего мероприятия. Организация одного семинара.</text:p>
        </text:list-item>
      </text:list>
      <text:p text:style-name="P2">Теоретические знания, помимо перечисленных в ДИ-16-2016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№</text:p>
          </table:table-cell>
          <table:table-cell table:style-name="Table1.A1" office:value-type="string">
            <text:p text:style-name="P5">Знание</text:p>
          </table:table-cell>
          <table:table-cell table:style-name="Table1.A1" office:value-type="string">
            <text:p text:style-name="P5">Срок</text:p>
          </table:table-cell>
        </table:table-row>
        <table:table-row table:style-name="Table1.1">
          <table:table-cell table:style-name="Table1.A1" office:value-type="string">
            <text:p text:style-name="P3">1.</text:p>
          </table:table-cell>
          <table:table-cell table:style-name="Table1.A1" office:value-type="string">
            <text:p text:style-name="P3">Знание теоретических основ тестирования приложений, согласно <text:span text:style-name="T8">ISTQB</text:span> <text:span text:style-name="T8">foundation</text:span> <text:span text:style-name="T8">level</text:span>.</text:p>
          </table:table-cell>
          <table:table-cell table:style-name="Table1.C2" office:value-type="date" office:date-value="2016-06-30">
            <text:p text:style-name="P4">06/30/16</text:p>
          </table:table-cell>
        </table:table-row>
        <table:table-row table:style-name="Table1.1">
          <table:table-cell table:style-name="Table1.A1" office:value-type="string">
            <text:p text:style-name="P6">2.</text:p>
          </table:table-cell>
          <table:table-cell table:style-name="Table1.A1" office:value-type="string">
            <text:p text:style-name="P3"><text:span text:style-name="T9">Знание основных элементов архитектуры web-приложений. Знание основных типов web-серверов. Знание структуры HTTP протокола.</text:span><text:span text:style-name="T7"> Знание способов у</text:span><text:span text:style-name="T9">правления передачей контента. Знание принципов кэширования и работы кэша. </text:span><text:span text:style-name="T7">Знание основных подходов в тестировании web приложений, desktop приложений и приложений для мобильных платформ. </text:span></text:p>
          </table:table-cell>
          <table:table-cell table:style-name="Table1.C2" office:value-type="date" office:date-value="2016-06-30">
            <text:p text:style-name="P4">06/30/16</text:p>
          </table:table-cell>
        </table:table-row>
        <table:table-row table:style-name="Table1.1">
          <table:table-cell table:style-name="Table1.A4" office:value-type="float" office:value="42493">
            <text:p text:style-name="P3">3.</text:p>
          </table:table-cell>
          <table:table-cell table:style-name="Table1.A1" office:value-type="string">
            <text:p text:style-name="P3">Знание и умение пользоваться основными и продвинутыми техниками <text:s/>тест-дизайн. Знание стандартов управления тестовой документацией.</text:p>
          </table:table-cell>
          <table:table-cell table:style-name="Table1.C2" office:value-type="date" office:date-value="2016-07-31">
            <text:p text:style-name="P4">07/31/16</text:p>
          </table:table-cell>
        </table:table-row>
        <table:table-row table:style-name="Table1.1">
          <table:table-cell table:style-name="Table1.A4" office:value-type="float" office:value="42494">
            <text:p text:style-name="P3">4.</text:p>
          </table:table-cell>
          <table:table-cell table:style-name="Table1.A1" office:value-type="string">
            <text:p text:style-name="P3"><text:span text:style-name="T11">Знание основных подходов автоматизации тестирования приложений. </text:span><text:span text:style-name="T9">Знание </text:span><text:span text:style-name="T10">Selenium </text:span><text:span text:style-name="T11">и </text:span><text:span text:style-name="T10">Appium framework. </text:span><text:span text:style-name="T11">Знание </text:span><text:span text:style-name="T10">TestNG </text:span><text:span text:style-name="T11">и </text:span><text:span text:style-name="T10">jUnit.</text:span></text:p>
          </table:table-cell>
          <table:table-cell table:style-name="Table1.C2" office:value-type="date" office:date-value="2016-08-31">
            <text:p text:style-name="P4">08/31/16</text:p>
          </table:table-cell>
        </table:table-row>
        <table:table-row table:style-name="Table1.1">
          <table:table-cell table:style-name="Table1.A1" office:value-type="string">
            <text:p text:style-name="P3"><text:span text:style-name="T8">5</text:span>. </text:p>
          </table:table-cell>
          <table:table-cell table:style-name="Table1.A1" office:value-type="string">
            <text:p text:style-name="P3">Знание <text:span text:style-name="T8">JAVA</text:span> на уровне достаточном для написания авто-тестов на основе существующих <text:span text:style-name="T8">framework</text:span>’ов (<text:span text:style-name="T8">Selenium</text:span>, <text:span text:style-name="T8">Appium</text:span>), написания дополнительных методов в существующей концепции <text:span text:style-name="T8">framework</text:span>’а, написания интеграционных тестов. Знание как построить <text:span text:style-name="T12">систему непрерывной интеграции на основе </text:span><text:span text:style-name="T8">Jenkins.</text:span></text:p>
          </table:table-cell>
          <table:table-cell table:style-name="Table1.C2" office:value-type="date" office:date-value="2016-09-30">
            <text:p text:style-name="P4">09/30/16</text:p>
          </table:table-cell>
        </table:table-row>
        <table:table-row table:style-name="Table1.1">
          <table:table-cell table:style-name="Table1.A4" office:value-type="float" office:value="42496">
            <text:p text:style-name="P3">6.</text:p>
          </table:table-cell>
          <table:table-cell table:style-name="Table1.A1" office:value-type="string">
            <text:p text:style-name="P3"><text:span text:style-name="T9">Знание основных </text:span><text:span text:style-name="T11">методологий разработки ПО и места тестирования в данном процессе.</text:span></text:p>
          </table:table-cell>
          <table:table-cell table:style-name="Table1.A1" office:value-type="string">
            <text:p text:style-name="P3">31.<text:bookmark text:name="_GoBack"/><text:span text:style-name="T12">10</text:span>.16</text:p>
          </table:table-cell>
        </table:table-row>
        <table:table-row table:style-name="Table1.1">
          <table:table-cell table:style-name="Table1.A8" office:value-type="float" office:value="42498">
            <text:p text:style-name="P3">7.</text:p>
          </table:table-cell>
          <table:table-cell table:style-name="Table1.B8" office:value-type="string">
            <text:p text:style-name="P3">Знание методов анализа и тестирования требований. Знание стандартов в области тестирования. Знание метрик тестирования, метрик покрытия тестами. Знание типов дефектов и систем их классификации. Знание методов оценки качества ПО.</text:p>
          </table:table-cell>
          <table:table-cell table:style-name="Table1.C8" office:value-type="date" office:date-value="2016-11-30">
            <text:p text:style-name="P3">11/30/16</text:p>
          </table:table-cell>
        </table:table-row>
      </table:table>
      <text:p text:style-name="P1"><text:soft-page-break/><text:span text:style-name="T2">Рекомендуемая литература (загружена в </text:span><text:span text:style-name="T5">Wiki</text:span><text:span text:style-name="T2"> проекта управления качеством):</text:span></text:p>
      <text:list xml:id="list5527023437391921225" text:style-name="WWNum1">
        <text:list-item>
          <text:p text:style-name="P16">Канер, Фолк. Тестирование программного обеспечения.</text:p>
        </text:list-item>
        <text:list-item>
          <text:p text:style-name="P17">Lee Copeland. Practitioner’s guide to software test design.</text:p>
        </text:list-item>
        <text:list-item>
          <text:p text:style-name="P18"><text:span text:style-name="T1">Стандарты </text:span><text:span text:style-name="T3">ISO-25000, ISO-9241-11, IEEE-829</text:span></text:p>
        </text:list-item>
        <text:list-item>
          <text:p text:style-name="P18"><text:span text:style-name="T1">Стандарт </text:span><text:span text:style-name="T3">RFC 2</text:span><text:span text:style-name="T1">6</text:span><text:span text:style-name="T3">16. HTTP </text:span><text:span text:style-name="T1">протокол.</text:span></text:p>
        </text:list-item>
        <text:list-item>
          <text:p text:style-name="P16">Хенрик Книберг и Маттиас Скарин «Канбан и Скрам выжимаем максимум».</text:p>
        </text:list-item>
        <text:list-item>
          <text:p text:style-name="P18"><text:span text:style-name="T1"><text:s/>Крол</text:span><text:span text:style-name="T3">, </text:span><text:span text:style-name="T1">Ратчел</text:span><text:span text:style-name="T3"> «Rational Unified Process - </text:span><text:span text:style-name="T1">это</text:span><text:span text:style-name="T3"> </text:span><text:span text:style-name="T1">легко</text:span><text:span text:style-name="T3">. </text:span><text:span text:style-name="T1">Руководство по RUP для практиков»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0193in" fo:margin-bottom="0.0693in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fals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weight="normal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Firsanov</meta:initial-creator>
    <meta:editing-cycles>9</meta:editing-cycles>
    <meta:creation-date>2016-02-08T13:28:00</meta:creation-date>
    <dc:date>2016-06-24T13:19:12.421225268</dc:date>
    <meta:editing-duration>PT2H39M53S</meta:editing-duration>
    <meta:generator>LibreOffice/4.2.8.2$Linux_X86_64 LibreOffice_project/420m0$Build-2</meta:generator>
    <meta:document-statistic meta:table-count="1" meta:image-count="0" meta:object-count="0" meta:page-count="3" meta:paragraph-count="60" meta:word-count="444" meta:character-count="3460" meta:non-whitespace-character-count="3103"/>
    <meta:user-defined meta:name="AppVersion">14.0000</meta:user-defined>
    <meta:user-defined meta:name="Company">issart lt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